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roman" style:font-pitch="variable"/>
    <style:font-face style:name="Noto Sans Mono1" svg:font-family="'Noto Sans Mono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370e1"/>
    </style:style>
    <style:style style:name="P2" style:family="paragraph" style:parent-style-name="Text_20_body" style:list-style-name="WWNum1">
      <style:paragraph-properties fo:margin-left="0.4925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0370e1"/>
    </style:style>
    <style:style style:name="P3" style:family="paragraph" style:parent-style-name="Text_20_body" style:list-style-name="WWNum1">
      <style:paragraph-properties fo:margin-left="0.4925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officeooo:paragraph-rsid="000370e1"/>
    </style:style>
    <style:style style:name="P4" style:family="paragraph" style:parent-style-name="Text_20_body" style:list-style-name="WWNum1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officeooo:paragraph-rsid="000370e1"/>
    </style:style>
    <style:style style:name="P5" style:family="paragraph" style:parent-style-name="Text_20_body">
      <style:text-properties officeooo:paragraph-rsid="000370e1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weight="normal" officeooo:paragraph-rsid="0006a7e5" style:font-weight-asian="normal" style:font-weight-complex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 officeooo:paragraph-rsid="000370e1" style:font-weight-asian="normal" style:font-weight-complex="normal"/>
    </style:style>
    <style:style style:name="P8" style:family="paragraph" style:parent-style-name="Text_20_body">
      <style:text-properties fo:font-weight="normal" officeooo:paragraph-rsid="000370e1" style:font-weight-asian="normal" style:font-weight-complex="normal"/>
    </style:style>
    <style:style style:name="P9" style:family="paragraph" style:parent-style-name="Text_20_body" style:list-style-name="WWNum2">
      <style:paragraph-properties fo:margin-left="0.4925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officeooo:paragraph-rsid="000370e1"/>
    </style:style>
    <style:style style:name="P10" style:family="paragraph" style:parent-style-name="Text_20_body" style:list-style-name="WWNum2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officeooo:paragraph-rsid="000370e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545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ашинный цикл = 4 / 4 000 000 = </text:span><text:span text:style-name="Strong_20_Emphasis"><text:span text:style-name="T1">1 мкс</text:span></text:span></text:p>
      <text:p text:style-name="P1"><text:span text:style-name="T1">Частота ядра = 4 000 000 / 4 = </text:span><text:span text:style-name="Strong_20_Emphasis"><text:span text:style-name="T1">1 Мгц</text:span></text:span></text:p>
      <text:p text:style-name="P1"><text:span text:style-name="Strong_20_Emphasis"/></text:p>
      <text:p text:style-name="P1">Перезаписываем таймер так как после переполнения 0 и нужно снова выставить значение</text:p>
      <text:list text:style-name="WWNum1">
        <text:list-item>
          <text:p text:style-name="P2">Тактовая част<text:span text:style-name="T1">ота </text:span><text:span text:style-name="Strong_20_Emphasis"><text:span text:style-name="T1">Fosc = 4 МГц</text:span></text:span></text:p>
        </text:list-item>
        <text:list-item>
          <text:p text:style-name="P3"><text:span text:style-name="T1">Тогда частота команд (Fcy) = Fosc / 4 = </text:span><text:span text:style-name="Strong_20_Emphasis"><text:span text:style-name="T1">1 Мгц, 1 такт = 1 мкс</text:span></text:span></text:p>
        </text:list-item>
        <text:list-item>
          <text:p text:style-name="P3"><text:span text:style-name="T1">Timer0 тактируется от Fcy (если </text:span><text:span text:style-name="Source_20_Text"><text:span text:style-name="T1">T0CS = 0</text:span></text:span><text:span text:style-name="T1">)</text:span></text:p>
        </text:list-item>
        <text:list-item>
          <text:p text:style-name="P4"><text:span text:style-name="T1">Мы используем </text:span><text:span text:style-name="Strong_20_Emphasis"><text:span text:style-name="T1">предделитель 1:256,</text:span></text:span><text:span text:style-name="T1"> таймер увеличивается раз в </text:span><text:span text:style-name="Strong_20_Emphasis"><text:span text:style-name="T1">256 мкс</text:span></text:span><text:span text:style-name="T1"> </text:span></text:p>
        </text:list-item>
      </text:list>
      <text:p text:style-name="P5"><text:span text:style-name="T1">Чтобы получить </text:span><text:span text:style-name="Strong_20_Emphasis"><text:span text:style-name="T1">500 мс = 500 000 мкс</text:span></text:span><text:span text:style-name="T1">, нужно: </text:span></text:p>
      <text:p text:style-name="P6">Количество <text:span text:style-name="T2">увеличений</text:span> таймера = 500 000 <text:span text:style-name="Strong_20_Emphasis"><text:span text:style-name="T1">мкс</text:span></text:span> / 256 <text:span text:style-name="Strong_20_Emphasis"><text:span text:style-name="T1">мкс </text:span></text:span>​≈ 1953.125 </text:p>
      <text:p text:style-name="P5"><text:span text:style-name="T1">То есть таймер должен </text:span><text:span text:style-name="Strong_20_Emphasis"><text:span text:style-name="T1">сделать 1953 шагов</text:span></text:span><text:span text:style-name="T1">, чтобы прошло ~500 мс. </text:span></text:p>
      <text:p text:style-name="P5"><text:span text:style-name="T1">Но таймер </text:span><text:span text:style-name="Strong_20_Emphasis"><text:span text:style-name="T1">считает вверх от начального значения до 65535</text:span></text:span><text:span text:style-name="T1">, и при переполнении (0xFFFF → 0x0000) генерируется прерывание. </text:span></text:p>
      <text:p text:style-name="P5"><text:span text:style-name="T1">Поэтому, чтобы он переполнился </text:span><text:span text:style-name="Strong_20_Emphasis"><text:span text:style-name="T1">через 1953 тактов</text:span></text:span><text:span text:style-name="T1">, мы должны </text:span><text:span text:style-name="Strong_20_Emphasis"><text:span text:style-name="T1">загрузить начальное значение</text:span></text:span><text:span text:style-name="T1">: </text:span></text:p>
      <text:p text:style-name="P7">Начальное значение=65536−1953=63583 </text:p>
      <text:p text:style-name="P5"><text:span text:style-name="T1">Теперь переведём </text:span><text:span text:style-name="Strong_20_Emphasis"><text:span text:style-name="T1">63583</text:span></text:span><text:span text:style-name="T1"> в шестнадцатеричный вид: </text:span></text:p>
      <text:p text:style-name="P7">6358310​=0xF85F16​ </text:p>
      <text:p text:style-name="P8">Разбиваем на байты: </text:p>
      <text:list text:style-name="WWNum2">
        <text:list-item>
          <text:p text:style-name="P9"><text:span text:style-name="T1">Старший байт: </text:span><text:span text:style-name="Strong_20_Emphasis"><text:span text:style-name="T1">0xF8</text:span></text:span></text:p>
        </text:list-item>
        <text:list-item>
          <text:p text:style-name="P10"><text:span text:style-name="Strong_20_Emphasis"><text:span text:style-name="T1">Младший байт: 0x5F 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roman" style:font-pitch="variable"/>
    <style:font-face style:name="Noto Sans Mono1" svg:font-family="'Noto Sans Mono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Noto Sans Mono" fo:font-family="'Noto Sans Mono'" style:font-family-generic="roman" style:font-pitch="variable" style:font-name-asian="Noto Sans Mono1" style:font-family-asian="'Noto Sans Mono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9:47:39.409006475</meta:creation-date>
    <dc:date>2025-10-19T20:13:52.457869447</dc:date>
    <meta:editing-duration>PT4M52S</meta:editing-duration>
    <meta:editing-cycles>3</meta:editing-cycles>
    <meta:generator>LibreOffice/25.2.6.2$Linux_X86_64 LibreOffice_project/520$Build-2</meta:generator>
    <meta:document-statistic meta:table-count="0" meta:image-count="0" meta:object-count="0" meta:page-count="1" meta:paragraph-count="18" meta:word-count="159" meta:character-count="905" meta:non-whitespace-character-count="747"/>
  </office:meta>
</office:document-meta>
</file>